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WithConditionTests.conditionalThenUn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WithConditionTests.unconditionalThen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verMatching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Matching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vidingConfiguration.bea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